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ffffff" draw:fill-gradient-name="Pastel_20_Bouquet" draw:textarea-horizontal-align="justify" draw:textarea-vertical-align="top" draw:auto-grow-height="false" fo:min-height="6.1cm" fo:min-width="24.9cm" style:writing-mode="lr-tb" loext:decorative="false"/>
      <style:paragraph-properties style:writing-mode="lr-tb"/>
    </style:style>
    <style:style style:name="gr2" style:family="graphic" style:parent-style-name="standard">
      <style:graphic-properties draw:fill="gradient" draw:fill-color="#ffffff" draw:fill-gradient-name="Pastel_20_Bouquet" draw:textarea-horizontal-align="justify" draw:textarea-vertical-align="top" draw:auto-grow-height="false" fo:min-height="4.748cm" fo:min-width="24.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288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2.298cm" fo:min-width="3.94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top" draw:auto-grow-height="false" fo:min-height="1.65cm" fo:min-width="5.8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2.925cm" fo:min-width="6.48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2.923cm" fo:min-width="3.94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1.018cm" fo:min-width="2.67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1.02cm" fo:min-width="2.67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top" draw:auto-grow-height="false" fo:min-height="2.916cm" fo:min-width="3.945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3.94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3.31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29cm" fo:min-width="3.31cm" style:writing-mode="lr-tb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gr15" style:family="graphic" style:parent-style-name="standard">
      <style:graphic-properties draw:fill="gradient" draw:fill-color="#ffffff" draw:fill-gradient-name="Gradient_20_1" draw:textarea-horizontal-align="justify" draw:textarea-vertical-align="top" draw:auto-grow-height="false" fo:min-height="26.42cm" fo:min-width="9.965cm" draw:shadow="hidden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top" draw:auto-grow-height="false" fo:min-height="2.39cm" fo:min-width="17.28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top" draw:auto-grow-height="false" fo:min-height="2.108cm" fo:min-width="5.8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top" draw:auto-grow-height="false" fo:min-height="3.025cm" fo:min-width="7.12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top" draw:auto-grow-height="false" fo:min-height="3.025cm" fo:min-width="4.58cm" style:writing-mode="lr-tb" loext:decorative="false"/>
      <style:paragraph-properties style:writing-mode="lr-tb"/>
    </style:style>
    <style:style style:name="gr20" style:family="graphic" style:parent-style-name="standard">
      <style:graphic-properties draw:fill="gradient" draw:fill-color="#ffffff" draw:fill-gradient-name="Gradient_20_2" draw:textarea-horizontal-align="justify" draw:textarea-vertical-align="top" draw:auto-grow-height="false" fo:min-height="3.642cm" fo:min-width="26.099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top" draw:auto-grow-height="false" fo:min-height="2.108cm" fo:min-width="4.58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top" draw:auto-grow-height="false" fo:min-height="2.108cm" fo:min-width="5.21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top" draw:auto-grow-height="false" fo:min-height="2.29cm" fo:min-width="5.85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fill-color="#ffffff" draw:textarea-horizontal-align="justify" draw:textarea-vertical-align="top" draw:auto-grow-height="false" fo:min-height="1.401cm" fo:min-width="24.265cm" style:writing-mode="lr-tb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gradient" draw:fill-color="#ffffff" draw:fill-gradient-name="Pastel_20_Bouquet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.2cm" fo:margin-bottom="0.2cm" fo:text-align="center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gradient" draw:fill-color="#ffffff" draw:fill-gradient-name="Gradient_20_1"/>
      <style:paragraph-properties fo:margin-top="0.2cm" fo:margin-bottom="0.2cm"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gradient" draw:fill-color="#ffffff" draw:fill-gradient-name="Gradient_20_2"/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loext:graphic-properties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-color="#ffffff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paragraph-properties fo:margin-left="0cm" fo:margin-right="0cm" fo:margin-top="0.5cm" fo:margin-bottom="0cm" fo:text-align="start" fo:text-indent="0cm"/>
    </style:style>
    <style:style style:name="P23" style:family="paragraph">
      <style:paragraph-properties fo:margin-left="0cm" fo:margin-right="0cm" fo:text-align="start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Unifont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OC</text:span><text:span text:style-name="T1">M </text:span><text:span text:style-name="T1">SDK </text:span><text:span text:style-name="T1">Builde</text:span><text:span text:style-name="T1">r </text:span><text:span text:style-name="T1">Fram</text:span><text:span text:style-name="T1">ework</text:span></text:p>
          </draw:text-box>
        </draw:frame>
        <draw:custom-shape draw:style-name="gr1" draw:text-style-name="P3" draw:layer="layout" svg:width="25.4cm" svg:height="6.35cm" svg:x="1.27cm" svg:y="8.89cm">
          <text:p text:style-name="P2"><text:span text:style-name="T2">Build </text:span><text:span text:style-name="T2">Manage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4cm" svg:height="4.998cm" svg:x="1.27cm" svg:y="3.257cm">
          <text:p text:style-name="P2"><text:span text:style-name="T2">Run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445cm" svg:height="2.538cm" draw:transform="skewX (0.00244346095279206) rotate (0.00244346095279206) translate (6.35cm 10.171cm)">
          <text:p text:style-name="P4"><text:span text:style-name="T2">Source Code</text:span></text:p>
          <text:p text:style-name="P4"><text:span text:style-name="T3">repository, version and patch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445cm" svg:height="2.548cm" draw:transform="skewX (0.00226892802759263) rotate (0.00244346095279206) translate (11.43cm 10.161cm)">
          <text:p text:style-name="P4"><text:span text:style-name="T2">Build</text:span></text:p>
          <text:p text:style-name="P4"><text:span text:style-name="T3"><text:s/></text:span><text:span text:style-name="T3">default or custom 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35cm" svg:height="1.9cm" draw:transform="skewX (0.00261799387799149) rotate (0.00244346095279206) translate (9.525cm 4.453cm)">
          <text:p text:style-name="P4"><text:span text:style-name="T2">GPU Optimized</text:span></text:p>
          <text:p text:style-name="P4"><text:span text:style-name="T2">Libs and Ap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985cm" svg:height="3.175cm" draw:transform="skewX (0.00244346095279206) rotate (0.00244346095279206) translate (1.905cm 4.445cm)">
          <text:p text:style-name="P4"><text:span text:style-name="T2">Install and </text:span><text:span text:style-name="T2">Runtime</text:span></text:p>
          <text:p text:style-name="P4"><text:span text:style-name="T3">- runtime init</text:span></text:p>
          <text:p text:style-name="P6"><text:span text:style-name="T3">- OS library </text:span><text:span text:style-name="T3">overrides</text:span></text:p>
          <text:p text:style-name="P4"><text:span text:style-name="T3">- dedicated python</text:span><text:span text:style-name="T3"><text:tab/></text:span></text:p>
          <text:p text:style-name="P4"><text:span text:style-name="T3">- app configu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445cm" svg:height="3.173cm" draw:transform="skewX (0.00244346095279206) rotate (0.00244346095279206) translate (21.59cm 4.453cm)">
          <text:p text:style-name="P4"><text:span text:style-name="T2">Service/Daemon Runtime</text:span></text:p>
          <text:p text:style-name="P4"><text:span text:style-name="T2">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445cm" svg:height="2.538cm" draw:transform="skewX (0.00244346095279206) rotate (0.00244346095279206) translate (16.51cm 10.171cm)">
          <text:p text:style-name="P4"><text:span text:style-name="T2">Install</text:span></text:p>
          <text:p text:style-name="P4"><text:span text:style-name="T3">package, install and post-</text:span><text:span text:style-name="T3">install ste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3.175cm" svg:height="1.268cm" draw:transform="skewX (0.00244346095279206) rotate (0.00244346095279206) translate (9.526cm 6.355cm)">
          <text:p text:style-name="P7"><text:span text:style-name="T4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175cm" svg:height="1.27cm" draw:transform="skewX (0.00244346095279206) rotate (0.00244346095279206) translate (12.7cm 6.353cm)">
          <text:p text:style-name="P7"><text:span text:style-name="T4">Ex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445cm" svg:height="2.538cm" draw:transform="skewX (0.00244346095279206) rotate (0.00244346095279206) translate (21.59cm 10.171cm)">
          <text:p text:style-name="P4"><text:span text:style-name="T2">Update</text:span></text:p>
          <text:p text:style-name="P4"><text:span text:style-name="T3">code update, </text:span><text:span text:style-name="T3">rebuild, reinst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4.445cm" svg:height="3.166cm" draw:transform="skewX (0.00244346095279206) rotate (0.00244346095279206) translate (16.51cm 4.459cm)">
          <text:p text:style-name="P9"><text:span text:style-name="T5">Examples, </text:span><text:span text:style-name="T5">Tutorials,</text:span></text:p>
          <text:p text:style-name="P9"><text:span text:style-name="T5">Benchma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445cm" svg:height="1.524cm" svg:x="16.51cm" svg:y="13.335cm">
          <text:p text:style-name="P11">Extra App</text:p>
          <text:p text:style-name="P11">List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445cm" svg:height="1.524cm" svg:x="21.59cm" svg:y="13.335cm">
          <text:p text:style-name="P11">App Information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4.445cm" svg:height="1.524cm" svg:x="11.43cm" svg:y="13.335cm">
          <text:p text:style-name="P11">Core App</text:p>
          <text:p text:style-name="P11">List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81cm" svg:height="1.524cm" svg:x="1.905cm" svg:y="13.335cm">
          <text:p text:style-name="P11">BABS Build</text:p>
          <text:p text:style-name="P11">To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445cm" svg:height="1.524cm" svg:x="6.35cm" svg:y="13.335cm">
          <text:p text:style-name="P11">OS Deb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3.81cm" svg:height="2.54cm" svg:x="1.905cm" svg:y="10.16cm">
          <text:p text:style-name="P11">Default Settings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5" draw:text-style-name="P15" draw:layer="layout" svg:width="10.465cm" svg:height="26.67cm" draw:transform="rotate (1.5707963267949) translate (0.635cm 15.545cm)">
          <text:p text:style-name="P14"><text:span text:style-name="T2">CORE APPS AND LIBS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7.78cm" svg:height="2.64cm" svg:x="1.905cm" svg:y="12.446cm">
          <text:p text:style-name="P4"><text:span text:style-name="T2">Compilers</text:span></text:p>
          <text:p text:style-name="P4"><text:span text:style-name="T2"/></text:p>
          <text:p text:style-name="P4"><text:span text:style-name="T6">ROCm llvm/clang, </text:span><text:span text:style-name="T6">ROCm HIPCC, OpenAi </text:span><text:span text:style-name="T6">Triton, Flang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35cm" svg:height="2.358cm" svg:x="7.62cm" svg:y="9.398cm">
          <text:p text:style-name="P4"><text:span text:style-name="T5">AMD ROCM</text:span></text:p>
          <text:p text:style-name="P4"><text:span text:style-name="T3">Radeon GPU </text:span><text:span text:style-name="T3">Optimized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7.62cm" svg:height="3.275cm" svg:x="1.824cm" svg:y="5.588cm">
          <text:p text:style-name="P4"><text:span text:style-name="T2">Tracing </text:span><text:span text:style-name="T2">Tools</text:span></text:p>
          <text:p text:style-name="P4"><text:span text:style-name="T2"/></text:p>
          <text:p text:style-name="P4"><text:span text:style-name="T3">omnitrace, </text:span><text:span text:style-name="T3">omniperf, </text:span><text:span text:style-name="T3">rocprofiler,</text:span></text:p>
          <text:p text:style-name="P4"><text:span text:style-name="T3">rocm-smi, amd-</text:span><text:span text:style-name="T3">smi,</text:span></text:p>
          <text:p text:style-name="P4"><text:span text:style-name="T3">nvtop, rocgdb, </text:span><text:span text:style-name="T3">corectrl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08cm" svg:height="3.275cm" svg:x="9.997cm" svg:y="5.588cm">
          <text:p text:style-name="P4"><text:span text:style-name="T2">ML-RTs</text:span></text:p>
          <text:p text:style-name="P4"><text:span text:style-name="T4"/></text:p>
          <text:p text:style-name="P4"><text:span text:style-name="T3">pytorch 2.4.1, onnxruntime, jax,</text:span></text:p>
          <text:p text:style-name="P4"><text:span text:style-name="T3">deepspeed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08cm" svg:height="3.275cm" svg:x="21.59cm" svg:y="5.588cm">
          <text:p text:style-name="P4"><text:span text:style-name="T2">HTCP</text:span></text:p>
          <text:p text:style-name="P4"><text:span text:style-name="T4"/></text:p>
          <text:p text:style-name="P4"><text:span text:style-name="T3">slurm, openmpi,</text:span></text:p>
          <text:p text:style-name="P4"><text:span text:style-name="T3">openucc, openucx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6.599cm" svg:height="3.892cm" svg:x="0.706cm" svg:y="0.635cm">
          <text:p text:style-name="P4"><text:span text:style-name="T2">ROCM SDK BUILDER EXTRA APPS AND LIBS</text:span></text:p>
          <text:p text:style-name="P4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5.08cm" svg:height="3.275cm" svg:x="15.875cm" svg:y="5.588cm">
          <text:p text:style-name="P4"><text:span text:style-name="T2">Languages</text:span></text:p>
          <text:p text:style-name="P4"><text:span text:style-name="T4"/></text:p>
          <text:p text:style-name="P4"><text:span text:style-name="T3">python 3.11, opencl, ROCR, HIP, CUDA, fortran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5.08cm" svg:height="2.358cm" svg:x="1.905cm" svg:y="9.398cm">
          <text:p text:style-name="P2"><text:span text:style-name="T2">Linux Distributions </text:span><text:span text:style-name="T7">Multiple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5.715cm" svg:height="2.358cm" svg:x="14.3cm" svg:y="9.398cm">
          <text:p text:style-name="P4"><text:span text:style-name="T2">Third-Party Apps</text:span></text:p>
          <text:p text:style-name="P4"><text:span text:style-name="T3">OpenBLAS, Eigen, Magma,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35cm" svg:height="2.358cm" svg:x="20.32cm" svg:y="9.398cm">
          <text:p text:style-name="P4"><text:span text:style-name="T2">Coding Examples</text:span></text:p>
          <text:p text:style-name="P4"><text:span text:style-name="T8">pytorch, hipcc, opencl, openmpi, llm, benchmarks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6.35cm" svg:height="2.54cm" svg:x="20.32cm" svg:y="12.446cm">
          <text:p text:style-name="P4"><text:span text:style-name="T2">ML Models </text:span></text:p>
          <text:p text:style-name="P4"><text:span text:style-name="T7">Common location for apps and examp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24.765cm" svg:height="1.651cm" svg:x="1.865cm" svg:y="2.159cm">
          <text:p text:style-name="P18"><text:span text:style-name="T9">Easy to add new by using blist and binfo files.</text:span></text:p>
          <text:p text:style-name="P18"><text:span text:style-name="T9">VLLM, llama-cpp, stable-diffusion-webui, stable-diffusion-cpp, JAX, Tracing Tools,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re and Extra App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ROCM SDK Builder will install the system to /opt/rocm_sdk_xyz directory</text:span></text:p>
              </text:list-item>
              <text:list-item>
                <text:p><text:span text:style-name="T10">ROCM SDK Core consists of from 90 libraries and apps</text:span></text:p>
              </text:list-item>
              <text:list-item>
                <text:p><text:span text:style-name="T10">Four additional extra apps lists consist of from around 40 additional apps and their library dependencies</text:span></text:p>
                <text:list>
                  <text:list-item>
                    <text:p><text:span text:style-name="T11">AI Tools (VLLM, Llama.cpp, </text:span><text:span text:style-name="T10">Stable-Diffusion-cpp, Stable-Diffusion-WebUI)</text:span></text:p>
                  </text:list-item>
                  <text:list-item>
                    <text:p><text:span text:style-name="T10">Google Tools (Jaxlib, jax)</text:span></text:p>
                  </text:list-item>
                  <text:list-item>
                    <text:p><text:span text:style-name="T10">AMD Media Tools (rocDecode, RPP, MIVisionX)</text:span></text:p>
                  </text:list-item>
                  <text:list-item>
                    <text:p><text:span text:style-name="T10">AMD Devel Tools (Omniperf, omnitrace + additional dependenci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Build Machine Requirements</text:p>
          </draw:text-box>
        </draw:frame>
        <draw:frame presentation:style-name="pr4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22"><text:span text:style-name="T10">Build machine separated from the runtime machine with targeted GPUs</text:span></text:p>
                <text:list>
                  <text:list-item>
                    <text:p><text:span text:style-name="T10">Build machine can be different than the machine used on runtime (Just tar the install directory and extract it to another machine)</text:span></text:p>
                  </text:list-item>
                </text:list>
              </text:list-item>
              <text:list-item>
                <text:p><text:span text:style-name="T10">Build machine does not require the GPUs that are used on runtime</text:span></text:p>
                <text:list>
                  <text:list-item>
                    <text:p text:style-name="P23"><text:span text:style-name="T10">Most of the apps works that way by default but even the apps which normally checks the existing GPU at build time and use that as a build target has been patched to receive that information instead as a build parame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untime Configuration</text:p>
          </draw:text-box>
        </draw:frame>
        <draw:frame presentation:style-name="pr4" draw:text-style-name="P2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2"><text:span text:style-name="T10">Dependency install on install time, not runtime</text:span></text:p>
                <text:list>
                  <text:list-item>
                    <text:p text:style-name="P23"><text:span text:style-name="T10">For example stable-diffusion dependencies have been patched to follow this princible</text:span></text:p>
                  </text:list-item>
                </text:list>
              </text:list-item>
              <text:list-item>
                <text:p text:style-name="P23"><text:span text:style-name="T10">Launch scripts has been added for applications with sane default parameters</text:span></text:p>
                <text:list>
                  <text:list-item>
                    <text:p text:style-name="P23"><text:span text:style-name="T10">llama.cpp web-ui</text:span></text:p>
                  </text:list-item>
                  <text:list-item>
                    <text:p text:style-name="P23"><text:span text:style-name="T10">Stable diffusion web-ui</text:span></text:p>
                  </text:list-item>
                  <text:list-item>
                    <text:p text:style-name="P23"><text:span text:style-name="T10">VLLM</text:span></text:p>
                  </text:list-item>
                  <text:list-item>
                    <text:p text:style-name="P23"><text:span text:style-name="T10">Slurm ctrldaemon and worker daemon launch</text:span></text:p>
                  </text:list-item>
                </text:list>
              </text:list-item>
              <text:list-item>
                <text:p text:style-name="P23"><text:span text:style-name="T10">Examples and apps are configured/guided to download, install and use the models from /opt/rocm_sdk_models directory</text:span></text:p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Runtime Configuration</text:p>
          </draw:text-box>
        </draw:frame>
        <draw:frame presentation:style-name="pr4" draw:text-style-name="P2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2"><text:span text:style-name="T10">Application configurations patched to work by default </text:span></text:p>
                <text:list>
                  <text:list-item>
                    <text:p text:style-name="P23"><text:span text:style-name="T10">Slurm has been for example configured in a </text:span></text:p>
                  </text:list-item>
                  <text:list-item>
                    <text:p text:style-name="P23"><text:span text:style-name="T10"/></text:p>
                  </text:list-item>
                </text:list>
              </text:list-item>
              <text:list-item>
                <text:p text:style-name="P23"><text:span text:style-name="T10">environment variables that are required by apps has been mostly already added to /opt/rocm_sdk_612/bin/env_rocm.sh</text:span></text:p>
              </text:list-item>
              <text:list-item>
                <text:p text:style-name="P23"><text:span text:style-name="T10">AI models that are needed by apps and examples has been guided to be downloaded/installed to /opt/rocm_sdk_models directory</text:span></text:p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dde8cb" draw:end-color="#b3cac7" draw:start-intensity="100%" draw:end-intensity="100%" draw:angle="30deg" draw:border="0%">
      <loext:gradient-stop svg:offset="0" loext:color-type="rgb" loext:color-value="#dde8cb"/>
      <loext:gradient-stop svg:offset="1" loext:color-type="rgb" loext:color-value="#b3cac7"/>
    </draw:gradient>
    <draw:gradient draw:name="Gradient_20_2" draw:display-name="Gradient 2" draw:style="linear" draw:start-color="#dde8cb" draw:end-color="#b3cac7" draw:start-intensity="100%" draw:end-intensity="100%" draw:angle="30deg" draw:border="0%">
      <loext:gradient-stop svg:offset="0" loext:color-type="rgb" loext:color-value="#dde8cb"/>
      <loext:gradient-stop svg:offset="1" loext:color-type="rgb" loext:color-value="#b3cac7"/>
    </draw:gradient>
    <draw:gradient draw:name="Pastel_20_Bouquet" draw:display-name="Pastel Bouquet" draw:style="linear" draw:start-color="#dde8cb" draw:end-color="#b3cac7" draw:start-intensity="100%" draw:end-intensity="100%" draw:angle="30deg" draw:border="0%">
      <loext:gradient-stop svg:offset="0" loext:color-type="rgb" loext:color-value="#dde8cb"/>
      <loext:gradient-stop svg:offset="1" loext:color-type="rgb" loext:color-value="#b3cac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7:42:25.081182612</meta:creation-date>
    <dc:date>2024-10-10T18:00:13.454412138</dc:date>
    <meta:editing-duration>PT18H34M39S</meta:editing-duration>
    <meta:editing-cycles>34</meta:editing-cycles>
    <meta:generator>LibreOffice/24.2.5.2$Linux_X86_64 LibreOffice_project/420$Build-2</meta:generator>
    <meta:document-statistic meta:object-count="73"/>
  </office:meta>
</office:document-meta>
</file>